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0pt" fo:font-weight="normal" officeooo:rsid="0017bc67" officeooo:paragraph-rsid="0017bc67" style:font-weight-asian="normal" style:font-weight-complex="normal"/>
    </style:style>
    <style:style style:name="P2" style:family="paragraph" style:parent-style-name="Standard">
      <style:text-properties style:font-name="FreeMono" fo:font-size="10pt" fo:font-weight="normal" officeooo:rsid="001931d8" officeooo:paragraph-rsid="001e3853" style:font-weight-asian="normal" style:font-weight-complex="normal"/>
    </style:style>
    <style:style style:name="P3" style:family="paragraph" style:parent-style-name="Standard">
      <style:text-properties style:font-name="FreeMono" fo:font-size="10pt" fo:font-weight="normal" officeooo:rsid="001e3853" officeooo:paragraph-rsid="001e3853" style:font-weight-asian="normal" style:font-weight-complex="normal"/>
    </style:style>
    <style:style style:name="P4" style:family="paragraph" style:parent-style-name="Standard">
      <style:text-properties style:font-name="Liberation Sans" fo:font-size="11pt" fo:font-weight="bold" officeooo:rsid="0017bc67" officeooo:paragraph-rsid="0017bc67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ans" fo:font-size="11pt" fo:font-weight="normal" officeooo:rsid="001658f5" officeooo:paragraph-rsid="001658f5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Liberation Sans" fo:font-size="11pt" fo:font-weight="normal" officeooo:rsid="001d2150" officeooo:paragraph-rsid="001d2150" style:font-size-asian="11pt" style:font-weight-asian="normal" style:font-size-complex="11pt" style:font-weight-complex="normal"/>
    </style:style>
    <style:style style:name="P7" style:family="paragraph" style:parent-style-name="Standard">
      <style:text-properties style:font-name="Liberation Sans" fo:font-size="11pt" fo:font-weight="normal" officeooo:rsid="0017bc67" officeooo:paragraph-rsid="0017bc67" style:font-size-asian="11pt" style:font-weight-asian="normal" style:font-size-complex="11pt" style:font-weight-complex="normal"/>
    </style:style>
    <style:style style:name="P8" style:family="paragraph" style:parent-style-name="Standard">
      <style:text-properties style:font-name="Liberation Sans" fo:font-size="11pt" fo:font-weight="normal" officeooo:rsid="0019ba94" officeooo:paragraph-rsid="001bc9c9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Liberation Sans" fo:font-size="11pt" fo:font-weight="normal" officeooo:rsid="001bc9c9" officeooo:paragraph-rsid="001bc9c9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Liberation Sans" fo:font-size="11pt" style:text-underline-style="solid" style:text-underline-width="auto" style:text-underline-color="font-color" fo:font-weight="normal" officeooo:rsid="001bc9c9" officeooo:paragraph-rsid="001bc9c9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Liberation Sans" fo:font-size="11pt" style:text-underline-style="none" fo:font-weight="normal" officeooo:rsid="001bc9c9" officeooo:paragraph-rsid="001bc9c9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Liberation Sans" fo:font-size="13pt" fo:font-weight="bold" officeooo:rsid="001d2150" officeooo:paragraph-rsid="001d2150" style:font-size-asian="11pt" style:font-weight-asian="bold" style:font-size-complex="11pt" style:font-weight-complex="bold"/>
    </style:style>
    <style:style style:name="P13" style:family="paragraph" style:parent-style-name="Standard">
      <style:text-properties style:font-name="Liberation Sans" fo:font-size="13pt" fo:font-weight="bold" officeooo:rsid="001e6f22" officeooo:paragraph-rsid="001e6f22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ans" fo:font-size="13pt" fo:font-weight="bold" officeooo:rsid="001bc9c9" officeooo:paragraph-rsid="001bc9c9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Liberation Sans" fo:font-size="13pt" fo:font-weight="bold" officeooo:rsid="0017bc67" officeooo:paragraph-rsid="0017bc67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Liberation Sans" fo:font-size="11pt" fo:font-weight="normal" officeooo:rsid="001d2150" officeooo:paragraph-rsid="0021d06e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Liberation Sans" fo:font-size="11pt" fo:font-weight="normal" officeooo:rsid="001e6f22" officeooo:paragraph-rsid="0019ba94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Liberation Sans" fo:font-size="11pt" fo:font-weight="normal" officeooo:rsid="001e6f22" officeooo:paragraph-rsid="00228ed5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Liberation Sans" fo:font-size="11pt" fo:font-weight="normal" officeooo:rsid="001658f5" officeooo:paragraph-rsid="001658f5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Liberation Sans" fo:font-size="11pt" fo:font-weight="normal" officeooo:rsid="001658f5" officeooo:paragraph-rsid="0021d06e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Liberation Sans" fo:font-size="11pt" fo:font-weight="normal" officeooo:rsid="001c71b2" officeooo:paragraph-rsid="0021d06e" style:font-size-asian="11pt" style:font-weight-asian="normal" style:font-size-complex="11pt" style:font-weight-complex="normal"/>
    </style:style>
    <style:style style:name="P22" style:family="paragraph" style:parent-style-name="Standard">
      <style:text-properties style:font-name="Liberation Sans" fo:font-size="11pt" fo:font-weight="normal" officeooo:rsid="001e3853" officeooo:paragraph-rsid="001e3853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Liberation Sans" fo:font-size="11pt" fo:font-weight="normal" officeooo:rsid="00228ed5" officeooo:paragraph-rsid="00228ed5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Liberation Sans" fo:font-size="11pt" fo:font-weight="normal" officeooo:rsid="001f8114" officeooo:paragraph-rsid="00228ed5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Liberation Sans" fo:font-size="11pt" fo:font-weight="bold" officeooo:rsid="001e6f22" officeooo:paragraph-rsid="00228ed5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Liberation Sans" fo:font-size="11pt" style:text-underline-style="solid" style:text-underline-width="auto" style:text-underline-color="font-color" fo:font-weight="normal" officeooo:rsid="001e6f22" officeooo:paragraph-rsid="001bc9c9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Liberation Sans" fo:font-size="15pt" fo:font-weight="bold" officeooo:rsid="001658f5" officeooo:paragraph-rsid="0021d06e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Liberation Sans" fo:font-size="15pt" fo:font-weight="bold" officeooo:rsid="001658f5" officeooo:paragraph-rsid="001658f5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Liberation Sans" fo:font-size="15pt" fo:font-weight="bold" officeooo:rsid="001d2150" officeooo:paragraph-rsid="001d215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Liberation Sans" fo:font-size="15pt" fo:font-weight="bold" officeooo:rsid="001d2150" officeooo:paragraph-rsid="0017bc67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Liberation Sans" fo:font-size="15pt" fo:font-weight="bold" officeooo:rsid="001bc9c9" officeooo:paragraph-rsid="001bc9c9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Liberation Sans" fo:font-size="10.5pt" fo:font-weight="normal" officeooo:rsid="0021d06e" officeooo:paragraph-rsid="0021d06e" style:font-size-asian="10.5pt" style:font-weight-asian="normal" style:font-size-complex="10.5pt" style:font-weight-complex="normal"/>
    </style:style>
    <style:style style:name="P33" style:family="paragraph" style:parent-style-name="Standard">
      <style:text-properties style:font-name="Liberation Sans" fo:font-size="9pt" officeooo:rsid="001658f5" officeooo:paragraph-rsid="001658f5" style:font-size-asian="9pt" style:font-size-complex="9pt"/>
    </style:style>
    <style:style style:name="P34" style:family="paragraph" style:parent-style-name="Standard">
      <style:text-properties style:font-name="Liberation Sans" fo:font-size="9pt" fo:font-weight="normal" officeooo:rsid="001658f5" officeooo:paragraph-rsid="001658f5" style:font-size-asian="9pt" style:font-weight-asian="normal" style:font-size-complex="9pt" style:font-weight-complex="normal"/>
    </style:style>
    <style:style style:name="P35" style:family="paragraph" style:parent-style-name="Standard">
      <style:text-properties style:font-name="Liberation Sans" fo:font-size="9pt" fo:font-weight="normal" officeooo:rsid="001658f5" officeooo:paragraph-rsid="001658f5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Liberation Sans" fo:font-size="9pt" fo:font-weight="normal" officeooo:rsid="0017bc67" officeooo:paragraph-rsid="0017bc67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Liberation Sans" fo:font-size="9pt" fo:font-weight="normal" officeooo:rsid="001931d8" officeooo:paragraph-rsid="001931d8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Liberation Sans" fo:font-size="9pt" fo:font-weight="normal" officeooo:rsid="0019ba94" officeooo:paragraph-rsid="0019ba94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Liberation Sans" fo:font-size="9pt" fo:font-weight="normal" officeooo:rsid="001bc9c9" officeooo:paragraph-rsid="001bc9c9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Liberation Sans" fo:font-size="9pt" fo:font-weight="bold" officeooo:rsid="0017bc67" officeooo:paragraph-rsid="0017bc67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Liberation Sans" fo:font-size="9pt" fo:font-weight="bold" officeooo:rsid="0017bc67" officeooo:paragraph-rsid="0019ba94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Liberation Sans" fo:font-size="9pt" fo:font-weight="bold" officeooo:rsid="0017bc67" officeooo:paragraph-rsid="001bc9c9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Liberation Sans" fo:font-size="17pt" fo:font-weight="bold" officeooo:rsid="001658f5" officeooo:paragraph-rsid="0021d06e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FreeMono" fo:font-size="10pt" fo:font-weight="normal" officeooo:rsid="001e3853" officeooo:paragraph-rsid="001e3853" style:font-weight-asian="normal" style:font-weight-complex="normal"/>
    </style:style>
    <style:style style:name="P45" style:family="paragraph" style:parent-style-name="Standard">
      <style:text-properties fo:font-size="9pt" fo:font-weight="normal" officeooo:rsid="0017bc67" officeooo:paragraph-rsid="0017bc67" style:font-size-asian="9.60000038146973pt" style:font-weight-asian="normal" style:font-size-complex="11pt" style:font-weight-complex="normal"/>
    </style:style>
    <style:style style:name="T1" style:family="text">
      <style:text-properties officeooo:rsid="0019ba94"/>
    </style:style>
    <style:style style:name="T2" style:family="text">
      <style:text-properties officeooo:rsid="001d2150"/>
    </style:style>
    <style:style style:name="T3" style:family="text">
      <style:text-properties officeooo:rsid="001e3853"/>
    </style:style>
    <style:style style:name="T4" style:family="text">
      <style:text-properties officeooo:rsid="001e6f22"/>
    </style:style>
    <style:style style:name="T5" style:family="text">
      <style:text-properties officeooo:rsid="0021d06e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9pt" fo:font-weight="normal" style:font-weight-asian="normal" style:font-weight-complex="normal"/>
    </style:style>
    <style:style style:name="T8" style:family="text">
      <style:text-properties fo:font-size="9pt" fo:font-weight="normal" officeooo:rsid="0021d06e" style:font-weight-asian="normal" style:font-weight-complex="normal"/>
    </style:style>
    <style:style style:name="T9" style:family="text">
      <style:text-properties fo:font-size="9pt" fo:font-weight="normal" officeooo:rsid="001d2150" style:font-weight-asian="normal" style:font-weight-complex="normal"/>
    </style:style>
    <style:style style:name="T10" style:family="text">
      <style:text-properties officeooo:rsid="001f8114"/>
    </style:style>
    <style:style style:name="T11" style:family="text">
      <style:text-properties officeooo:rsid="001c71b2"/>
    </style:style>
    <style:style style:name="T12" style:family="text">
      <style:text-properties style:font-name="Liberation Sans" fo:font-size="12pt" fo:font-weight="normal" officeooo:rsid="001ed2d4" style:font-weight-asian="normal" style:font-weight-complex="normal"/>
    </style:style>
    <style:style style:name="T13" style:family="text">
      <style:text-properties style:font-name="Liberation Sans" fo:font-size="11pt" fo:font-weight="normal" officeooo:rsid="001ed2d4" style:font-size-asian="11pt" style:font-weight-asian="normal" style:font-size-complex="11pt" style:font-weight-complex="normal"/>
    </style:style>
    <style:style style:name="T14" style:family="text">
      <style:text-properties fo:font-size="12pt" officeooo:rsid="001ed2d4"/>
    </style:style>
    <style:style style:name="T15" style:family="text">
      <style:text-properties fo:font-size="12pt" officeooo:rsid="0019ba94"/>
    </style:style>
    <style:style style:name="T16" style:family="text">
      <style:text-properties officeooo:rsid="00233ece"/>
    </style:style>
    <style:style style:name="T17" style:family="text">
      <style:text-properties officeooo:rsid="00228ed5"/>
    </style:style>
    <style:style style:name="T18" style:family="text">
      <style:text-properties officeooo:rsid="001ed2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O<text:span text:style-name="T2">doo</text:span> module <text:span text:style-name="T5">multi level procuration</text:span></text:p>
      <text:p text:style-name="P27"><text:span text:style-name="T8">(purchase_</text:span><text:span text:style-name="T7">procurati</text:span><text:span text:style-name="T9">on_multi_level 7.0)</text:span></text:p>
      <text:p text:style-name="P33"/>
      <text:p text:style-name="P33"/>
      <text:p text:style-name="P29">Objective</text:p>
      <text:p text:style-name="P32"><text:span text:style-name="T10">This module comes in usefull when many people in an organisation are allowed to enter purchase orders but only</text:span> <text:span text:style-name="T11">for some cost center up to varying amounts and they need approval from a superior</text:span> <text:span text:style-name="T10">when the order's amount exceeds their procuration limit</text:span>. <text:span text:style-name="T10">It also allows to limit the superior likewise</text:span>.</text:p>
      <text:p text:style-name="P34"/>
      <text:p text:style-name="P34"/>
      <text:p text:style-name="P28"><text:span text:style-name="T2">Workflow</text:span> O<text:span text:style-name="T2">doo</text:span></text:p>
      <text:p text:style-name="P5"><text:span text:style-name="T2">Some users are allowed to create requests for purchase (RFFQ). When the RFQ is completed and confirmed it will be turned into a purchase order</text:span>. <text:span text:style-name="T2">Each product can be assigned a different cost center</text:span>.</text:p>
      <text:p text:style-name="P35"/>
      <text:p text:style-name="P35"/>
      <text:p text:style-name="P29">Modification</text:p>
      <text:p text:style-name="P20"><text:span text:style-name="T11">For any purchase user procuration rules can be entered. Only one rule per cost center with a procuration limit and a superior who can confirm in case of exceeding the limit</text:span>. <text:span text:style-name="T2">Some users (especially the managing director) may need several rules</text:span>.</text:p>
      <text:p text:style-name="P35"/>
      <text:p text:style-name="P21">Per RFQ a cost center is to be choosen (from the ones <text:span text:style-name="T5">assigned to </text:span>the user<text:span text:style-name="T5">)</text:span>, <text:span text:style-name="T16">a</text:span>t completion of the order it will be copied to the lines.</text:p>
      <text:p text:style-name="P16"><text:span text:style-name="T11">On approval the approver will be registered and if needed also the superior to confirm. In the latter case the state will remain the same. </text:span>First when a superior with a high enough limit confirms the RFQ <text:span text:style-name="T5">it </text:span>becomes a purchase order. </text:p>
      <text:p text:style-name="P16">It's possible to bypass a superior <text:span text:style-name="T5">the missing approval of the bypassed superior will be retained.</text:span></text:p>
      <text:p text:style-name="P5"><text:span text:style-name="T2">Superiors can easily select all the RFQ's to confirm through a fiter or a single one by name</text:span>.</text:p>
      <text:p text:style-name="P35"/>
      <text:p text:style-name="P30">Configuration</text:p>
      <text:p text:style-name="P6">Check procuration manager for the user to maintain the procuration rules.</text:p>
      <text:p text:style-name="P40"/>
      <text:p text:style-name="P15">Procurati<text:span text:style-name="T2">on </text:span>limit<text:span text:style-name="T2">s</text:span></text:p>
      <text:p text:style-name="P6">Menu: Invoic<text:span text:style-name="T5">ing</text:span> / <text:span text:style-name="T5">S</text:span>uppliers / <text:span text:style-name="T5">P</text:span>rocuration limits</text:p>
      <text:p text:style-name="P16"><text:span text:style-name="T11">The limits are separately registered so they can be named and i.e. 'minimal' can easyly be changed from 500 to 600</text:span> when inflation moves forward.</text:p>
      <text:p text:style-name="P36"/>
      <text:p text:style-name="P4"><text:span text:style-name="T2">For example</text:span>:</text:p>
      <text:p text:style-name="P1"><text:s text:c="8"/>500.00 <text:s/><text:span text:style-name="T2">minimal</text:span> </text:p>
      <text:p text:style-name="P1"><text:s text:c="7"/>2500.00 <text:s/><text:span text:style-name="T2">purchase dept</text:span></text:p>
      <text:p text:style-name="P1"><text:s text:c="5"/>100000.00 <text:s/><text:span text:style-name="T2">financial dept</text:span></text:p>
      <text:p text:style-name="P1"><text:s text:c="3"/>10000000.00 <text:s/><text:span text:style-name="T2">unlimited</text:span></text:p>
      <text:p text:style-name="P45"/>
      <text:p text:style-name="P12">User procurations</text:p>
      <text:p text:style-name="P6">Menu: Invoic<text:span text:style-name="T5">ing</text:span> / <text:span text:style-name="T5">S</text:span>uppliers / <text:span text:style-name="T5">U</text:span>ser procurations</text:p>
      <text:p text:style-name="P7"><text:span text:style-name="T2">Enter a limit and a superior for each user and cost center</text:span>.</text:p>
      <text:p text:style-name="P36"/>
      <text:p text:style-name="P7"><text:span text:style-name="T5">Do work</text:span> top down, <text:span text:style-name="T2">start with the users who have unlimited procurations, a superior is not needed. On every other rule a superior with a higher limit for the same cost center is required</text:span>. </text:p>
      <text:p text:style-name="P36"/>
      <text:p text:style-name="P4"><text:span text:style-name="T2">For example</text:span>:</text:p>
      <text:p text:style-name="P2"><text:span text:style-name="T3">Buddy Boss</text:span><text:tab/>Project<text:span text:style-name="T3">s</text:span><text:tab/><text:span text:style-name="T3">unlimited</text:span><text:tab/><text:tab/>10<text:span text:style-name="T3">0</text:span>000000<text:tab/>-</text:p>
      <text:p text:style-name="P2"><text:span text:style-name="T3">Buddy Boss</text:span><text:tab/><text:span text:style-name="T3">Retail</text:span><text:tab/><text:span text:style-name="T3">unlimited</text:span><text:tab/><text:tab/>10<text:span text:style-name="T3">0</text:span>000000<text:tab/>-</text:p>
      <text:p text:style-name="P3">Polly Penny Retail<text:tab/>financial dept<text:tab/> <text:s text:c="2"/>100000<text:tab/>Buddy Boss</text:p>
      <text:p text:style-name="P3">Pete<text:tab/><text:tab/>Projects<text:tab/>purchase dept<text:tab/> <text:s text:c="4"/>2500<text:tab/>Buddy Boss</text:p>
      <text:p text:style-name="P3">Pete<text:tab/><text:tab/>Retail<text:tab/>purchase dept<text:tab/> <text:s text:c="4"/>2500<text:tab/>Polly Penny</text:p>
      <text:p text:style-name="P3">Mary<text:tab/><text:tab/>Projects<text:tab/>minimal<text:tab/><text:tab/> <text:s text:c="5"/>500<text:tab/>Pete</text:p>
      <text:p text:style-name="P3">John<text:tab/><text:tab/>Retail<text:tab/>minimal<text:tab/><text:tab/> <text:s text:c="5"/>500<text:tab/>Pete</text:p>
      <text:p text:style-name="P37"/>
      <text:p text:style-name="P37"/>
      <text:p text:style-name="P22"><text:soft-page-break/>To change the limits for John and Mary or all off Pete's cost centers it is possible to just change the <text:s/>limits of 'mimimal' <text:s/>and 'purchase dept'. However you might have reasons to give Mary a different <text:span text:style-name="T4">limit from John's. In that case you might need to make an extra entry in 'procuration limits'.</text:span></text:p>
      <text:p text:style-name="P23"/>
      <text:p text:style-name="P23"/>
      <text:p text:style-name="P13">Purchases</text:p>
      <text:p text:style-name="P41"/>
      <text:p text:style-name="P25">RFQ <text:span text:style-name="T18">(request for quotation)</text:span></text:p>
      <text:p text:style-name="P17"><text:span text:style-name="T17">Menu: </text:span>Purchase / quotations (or orders) click [create]</text:p>
      <text:p text:style-name="P17">Differently from regular Odoo one has to choose a cost center from the ones he's given procuration for <text:span text:style-name="T17">on order level</text:span>.</text:p>
      <text:p text:style-name="P18"><text:span text:style-name="T17">Upon completion of</text:span> the quotation the cost center will be copied <text:span text:style-name="T17">in</text:span>to the order lines.<text:span text:style-name="T18"> The RFQ can eventually be sent to the supplier and adapted where necessary. </text:span>When no more changes are <text:span text:style-name="T17">required</text:span> click [confirm].</text:p>
      <text:p text:style-name="P18">At this moment the procuration rules will be applied. The approval will be written in the database as well as -if necessary- the superior to commit (as not approved). The RFQ will now be visible for the superior in his filter 'RFQ's to approve'<text:span text:style-name="T1">. </text:span>If he's not available his manager can approve instead<text:span text:style-name="T1">. </text:span>The absence of the first superior remains unapproved.</text:p>
      <text:p text:style-name="P24">When a superior refuses to approve, the RFQ can be modified. As soon as it is modified, all approvals are removed.</text:p>
      <text:p text:style-name="P38"/>
      <text:p text:style-name="P38"/>
      <text:p text:style-name="P31">Aut<text:span text:style-name="T4">h</text:span>orisati<text:span text:style-name="T4">on</text:span></text:p>
      <text:p text:style-name="P42"/>
      <text:p text:style-name="P14">Tab<text:span text:style-name="T4">les</text:span></text:p>
      <text:p text:style-name="P10">New</text:p>
      <text:p text:style-name="P9">Res_procuration_limit</text:p>
      <text:p text:style-name="P9">Res_procuration_limit_user</text:p>
      <text:p text:style-name="P9">Purchase_approval</text:p>
      <text:p text:style-name="P39"/>
      <text:p text:style-name="P26">Modified</text:p>
      <text:p text:style-name="P11">Res_users</text:p>
      <text:p text:style-name="P11">Purchase_order</text:p>
      <text:p text:style-name="P11">Purchase_order_line</text:p>
      <text:p text:style-name="P42"/>
      <text:p text:style-name="P14">Gr<text:span text:style-name="T4">oups</text:span></text:p>
      <text:p text:style-name="P10">New</text:p>
      <text:p text:style-name="P9">Procuration_manager</text:p>
      <text:p text:style-name="P39"/>
      <text:p text:style-name="P26">Modified</text:p>
      <text:p text:style-name="P9">Purchase_user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s </meta:initial-creator>
    <meta:creation-date>2014-02-05T14:57:23</meta:creation-date>
    <dc:date>2015-02-13T10:20:23.767437494</dc:date>
    <dc:creator>Hans </dc:creator>
    <meta:editing-duration>PT10M49S</meta:editing-duration>
    <meta:editing-cycles>4</meta:editing-cycles>
    <meta:generator>LibreOffice/4.2.7.2$Linux_X86_64 LibreOffice_project/420m0$Build-2</meta:generator>
    <meta:document-statistic meta:table-count="0" meta:image-count="0" meta:object-count="0" meta:page-count="2" meta:paragraph-count="57" meta:word-count="620" meta:character-count="3816" meta:non-whitespace-character-count="3188"/>
  </office:meta>
</office:document-meta>
</file>